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9966" draw:textarea-horizontal-align="justify" draw:textarea-vertical-align="middle" draw:auto-grow-height="false" fo:min-height="0.924cm" fo:min-width="2.574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72cm" fo:min-width="2.622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472cm" fo:min-width="2.622cm"/>
    </style:style>
    <style:style style:name="gr4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924cm" fo:min-width="2.574cm"/>
    </style:style>
    <style:style style:name="gr5" style:family="graphic" style:parent-style-name="standard">
      <style:graphic-properties draw:stroke="none" draw:fill-color="#339966" draw:textarea-horizontal-align="justify" draw:textarea-vertical-align="middle" draw:auto-grow-height="false" fo:min-height="2.458cm" fo:min-width="6.208cm"/>
    </style:style>
    <style:style style:name="gr6" style:family="graphic" style:parent-style-name="objectwithoutfill">
      <style:graphic-properties svg:stroke-width="0.035cm" svg:stroke-color="#339966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72cm" fo:min-width="6.422cm"/>
    </style:style>
    <style:style style:name="gr8" style:family="graphic" style:parent-style-name="objectwithoutfill">
      <style:graphic-properties svg:stroke-width="0.035cm" svg:stroke-color="#cc0000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472cm" fo:min-width="6.422cm"/>
    </style:style>
    <style:style style:name="gr10" style:family="graphic" style:parent-style-name="objectwithoutfill">
      <style:graphic-properties svg:stroke-width="0.035cm" svg:stroke-color="#fce94f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924cm" fo:min-width="6.374cm" fo:padding-top="0.1cm" fo:padding-bottom="0.1cm" fo:padding-left="0.1cm" fo:padding-right="0.1cm" fo:wrap-option="wrap"/>
    </style:style>
    <style:style style:name="gr12" style:family="graphic" style:parent-style-name="objectwithoutfill">
      <style:graphic-properties svg:stroke-width="0.035cm" svg:stroke-color="#00a0fc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39966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0084d1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9966"/>
      <style:paragraph-properties fo:text-align="center"/>
      <style:text-properties fo:color="#ffffff" style:font-name="Hack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5000b"/>
      <style:paragraph-properties fo:text-align="center"/>
      <style:text-properties fo:color="#ffffff" style:font-name="Hack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ffd320"/>
      <style:paragraph-properties fo:text-align="center"/>
      <style:text-properties style:font-name="Hack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solid" draw:fill-color="#0084d1"/>
      <style:paragraph-properties fo:text-align="center"/>
      <style:text-properties fo:color="#ffffff" style:font-name="Hack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Hack" fo:font-size="14pt" style:font-size-asian="14pt" style:font-size-complex="14pt"/>
    </style:style>
    <style:style style:name="T4" style:family="text">
      <style:text-properties fo:color="#ffffff" style:font-name="Hack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Hack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1.3cm" svg:x="0.2cm" svg:y="1.7cm">
          <text:p text:style-name="P1"><text:span text:style-name="T1">Application</text:span></text:p>
          <text:p text:style-name="P1"><text:span text:style-name="T1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2cm" svg:height="0.8cm" svg:x="0.2cm" svg:y="3.3cm">
          <text:p text:style-name="P1"><text:span text:style-name="T2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2cm" svg:height="0.8cm" svg:x="0.2cm" svg:y="4.4cm">
          <text:p text:style-name="P1"><text:span text:style-name="T2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3.2cm" svg:height="1.3cm" svg:x="0.2cm" svg:y="5.5cm">
          <text:p text:style-name="P1"><text:span text:style-name="T1">Network</text:span></text:p>
          <text:p text:style-name="P1"><text:span text:style-name="T1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7cm" svg:height="3cm" svg:x="6cm" svg:y="0.2cm">
          <text:p text:style-name="P1"><text:span text:style-name="T3">FTP Telnet SMTP</text:span></text:p>
          <text:p text:style-name="P1"><text:span text:style-name="T3">DNS DHCP HTTP</text:span></text:p>
          <text:p text:style-name="P1"><text:span text:style-name="T3">SIP SNMP SSH</text:span></text:p>
          <text:p text:style-name="P1"><text:span text:style-name="T3">NTP IMAP</text:span></text:p>
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s" draw:line-skew="0cm 0.552cm" svg:x1="6cm" svg:y1="1.7cm" svg:x2="3.4cm" svg:y2="2.35cm" draw:start-shape="id1" draw:start-glue-point="3" draw:end-shape="id2" draw:end-glue-point="1" svg:d="M6000 1700h-500l-1047 650h-1053" svg:viewBox="0 0 2601 651">
          <text:p/>
        </draw:connector>
        <draw:custom-shape draw:style-name="gr7" draw:text-style-name="P8" xml:id="id3" draw:id="id3" draw:layer="layout" svg:width="7cm" svg:height="0.8cm" svg:x="6cm" svg:y="3.3cm">
          <text:p text:style-name="P1"><text:span text:style-name="T4">TCP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s" draw:line-skew="-0.499cm 0.674cm" svg:x1="6cm" svg:y1="3.7cm" svg:x2="3.4cm" svg:y2="3.7cm" draw:start-shape="id3" draw:start-glue-point="3" draw:end-shape="id4" draw:end-glue-point="1" svg:d="M6000 3700h-999-426-1175" svg:viewBox="0 0 2601 1">
          <text:p/>
        </draw:connector>
        <draw:custom-shape draw:style-name="gr9" draw:text-style-name="P9" xml:id="id5" draw:id="id5" draw:layer="layout" svg:width="7cm" svg:height="0.8cm" svg:x="6cm" svg:y="4.4cm">
          <text:p text:style-name="P1"><text:span text:style-name="T5">IPv4 IPv6 ICMP ARP N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s" svg:x1="6cm" svg:y1="4.8cm" svg:x2="3.4cm" svg:y2="4.8cm" draw:start-shape="id5" draw:start-glue-point="3" draw:end-shape="id6" draw:end-glue-point="1" svg:d="M6000 4800h-500-1599-501" svg:viewBox="0 0 2601 1">
          <text:p/>
        </draw:connector>
        <draw:custom-shape draw:style-name="gr11" draw:text-style-name="P10" xml:id="id7" draw:id="id7" draw:layer="layout" svg:width="7cm" svg:height="1.3cm" svg:x="6cm" svg:y="5.5cm">
          <text:p text:style-name="P1"><text:span text:style-name="T6">Ethernet PPP DSL Wifi ZigBee Bluetooth LoRa enoc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s" svg:x1="6cm" svg:y1="6.15cm" svg:x2="3.4cm" svg:y2="6.15cm" draw:start-shape="id7" draw:start-glue-point="3" draw:end-shape="id8" draw:end-glue-point="1" svg:d="M6000 6150h-500-1599-501" svg:viewBox="0 0 2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0-14T14:35:37.743780921</dc:date>
    <meta:editing-duration>PT13H28M21S</meta:editing-duration>
    <meta:editing-cycles>50</meta:editing-cycles>
    <meta:generator>LibreOffice/5.4.1.2.0$Linux_X86_64 LibreOffice_project/40m0$Build-2</meta:generator>
    <dc:creator>Philippe Latu</dc:creator>
    <meta:document-statistic meta:object-count="12"/>
  </office:meta>
</office:document-meta>
</file>